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665ed" style:font-size-asian="20pt" style:font-weight-asian="normal" style:font-size-complex="20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665ed"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b71b9"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665ed" style:font-size-asian="13.1000003814697pt" style:font-style-asian="italic" style:font-weight-asian="normal" style:font-size-complex="15pt" style:font-style-complex="italic" style:font-weight-complex="normal"/>
    </style:style>
    <style:style style:name="P5"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7bd43"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8044e" style:font-size-asian="13.1000003814697pt" style:font-style-asian="italic" style:font-weight-asian="normal" style:font-size-complex="15pt" style:font-style-complex="italic" style:font-weight-complex="normal"/>
    </style:style>
    <style:style style:name="P7"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b71b9" style:font-size-asian="13.1000003814697pt" style:font-style-asian="italic" style:font-weight-asian="normal" style:font-size-complex="15pt" style:font-style-complex="italic" style:font-weight-complex="normal"/>
    </style:style>
    <style:style style:name="P8"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fc4af"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b71b9" officeooo:paragraph-rsid="001b71b9" style:font-size-asian="13.1000003814697pt" style:font-style-asian="italic" style:font-weight-asian="normal" style:font-size-complex="15pt" style:font-style-complex="italic" style:font-weight-complex="normal"/>
    </style:style>
    <style:style style:name="P10"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1665ed"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17bd43"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18044e"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7bd43" officeooo:paragraph-rsid="0017bd43"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044e" officeooo:paragraph-rsid="0018044e"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center"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96197" officeooo:paragraph-rsid="00196197"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aecb0" officeooo:paragraph-rsid="001aecb0"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color="#000000" fo:font-size="15pt" fo:font-style="normal" style:text-underline-style="none" fo:font-weight="normal" officeooo:rsid="001bc4f3" officeooo:paragraph-rsid="001de0cc" style:font-size-asian="13.1000003814697pt" style:font-style-asian="normal" style:font-weight-asian="normal" style:font-size-complex="15pt" style:font-style-complex="normal" style:font-weight-complex="normal"/>
    </style:style>
    <style:style style:name="T1" style:family="text">
      <style:text-properties style:text-underline-style="none"/>
    </style:style>
    <style:style style:name="T2" style:family="text">
      <style:text-properties style:text-underline-style="none" officeooo:rsid="0017bd43"/>
    </style:style>
    <style:style style:name="T3" style:family="text">
      <style:text-properties style:text-underline-style="none" officeooo:rsid="0018e511"/>
    </style:style>
    <style:style style:name="T4" style:family="text">
      <style:text-properties style:text-underline-style="none" officeooo:rsid="001aecb0"/>
    </style:style>
    <style:style style:name="T5" style:family="text">
      <style:text-properties style:text-underline-style="none" officeooo:rsid="001b71b9"/>
    </style:style>
    <style:style style:name="T6" style:family="text">
      <style:text-properties fo:color="#000000" fo:font-style="normal" style:text-underline-style="none" style:font-style-asian="normal" style:font-style-complex="normal"/>
    </style:style>
    <style:style style:name="T7" style:family="text">
      <style:text-properties style:font-name="Liberation Serif1" style:text-underline-style="none"/>
    </style:style>
    <style:style style:name="T8" style:family="text">
      <style:text-properties officeooo:rsid="001bd559"/>
    </style:style>
    <style:style style:name="T9" style:family="text">
      <style:text-properties officeooo:rsid="001be9c0"/>
    </style:style>
    <style:style style:name="T10" style:family="text">
      <style:text-properties officeooo:rsid="0021e48c"/>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feree <text:span text:style-name="T9">#</text:span>1</text:p>
      <text:p text:style-name="P1"/>
      <text:p text:style-name="P2">Major comment<text:span text:style-name="T1"> :</text:span></text:p>
      <text:p text:style-name="P2"><text:span text:style-name="T1"/></text:p>
      <text:p text:style-name="P2"><text:span text:style-name="T1"/></text:p>
      <text:p text:style-name="P7"><text:span text:style-name="T5">Abstract and elsewhere: The authors claim that the Northwest Corner is a source of vorticity through the non-linear terms for driving the subpolar gyre in the North Atlantic. But I do not see how this is possible dynamically. The problem is that information propagates westwards along potential vorticity</text:span></text:p>
      <text:p text:style-name="P9"><text:span text:style-name="T1">contours – either lines of latitude, as in the formulation of the barotropic vorticity balance given by equation (1), or along f/H contours as in the formulation used by Wang et al. (2017) (see comment 10. below). In either case, it is not possible for a vorticity forcing applied at the northwest corner to</text:span></text:p>
      <text:p text:style-name="P9"><text:span text:style-name="T1">influence the gyre interior. It seems to me, therefore, that it is the eastern boundary regions that are important for driving the gyre and not the Northwest corner. Unfortunately, one cannot appeal to non-linear advection to get around this problem. To be influential, the non-linear term must be important in</text:span></text:p>
      <text:p text:style-name="P9"><text:span text:style-name="T1">the eastern part of the gyre or in the gyre interior itself.</text:span></text:p>
      <text:p text:style-name="P9"><text:span text:style-name="T1"/></text:p>
      <text:p text:style-name="P3"><text:span text:style-name="T1"/></text:p>
      <text:p text:style-name="P2"><text:span text:style-name="T1"/></text:p>
      <text:p text:style-name="P2"><text:span text:style-name="T1"/></text:p>
      <text:p text:style-name="P2">Minor comment<text:span text:style-name="T8">s</text:span><text:span text:style-name="T1"> :</text:span></text:p>
      <text:p text:style-name="P2"><text:span text:style-name="T1"/></text:p>
      <text:p text:style-name="P4"><text:span text:style-name="T1">1. Line 31: Why mention Munk (1950) but not Stommel (1948)? I would refer to both.</text:span></text:p>
      <text:p text:style-name="P4"><text:span text:style-name="T1"/></text:p>
      <text:p text:style-name="P10"><text:span text:style-name="T1">We added reference to Stommel (1948)</text:span></text:p>
      <text:p text:style-name="P10"><text:span text:style-name="T1"/></text:p>
      <text:p text:style-name="P4"><text:span text:style-name="T1">2. Line 35: An important role for the bottom pressure torque is also anticipated in the early, diagnostic model of Greatbatch et al. (1991) – their Figure 6.</text:span></text:p>
      <text:p text:style-name="P4"><text:span text:style-name="T1"/></text:p>
      <text:p text:style-name="P11"><text:span text:style-name="T1">We added reference to </text:span><text:span text:style-name="T2">Greatbatch</text:span><text:span text:style-name="T1"> (19</text:span><text:span text:style-name="T2">91</text:span><text:span text:style-name="T1">)</text:span></text:p>
      <text:p text:style-name="P4"><text:span text:style-name="T1"/></text:p>
      <text:p text:style-name="P4"><text:span text:style-name="T1">3. Lines 51-52: Wang et al. also showed the importance of the nonlinear terms in the subpolar gyre for driving the so-called Lavender recirculation – see their Figure 2c.</text:span></text:p>
      <text:p text:style-name="P4"><text:span text:style-name="T1"/></text:p>
      <text:p text:style-name="P13"><text:span text:style-name="T1">The case of the Lavender recirculation was added to the list of location where NL term is important </text:span></text:p>
      <text:p text:style-name="P4"><text:span text:style-name="T1"/></text:p>
      <text:p text:style-name="P4"><text:soft-page-break/><text:span text:style-name="T1">4. Line 80: From Chelton et al., I would say that the radius of deformation for the 1 st baroclinic mode has trouble exceeding 10 kms and certainly does not reach 20 kms – see their Figure 6.</text:span></text:p>
      <text:p text:style-name="P4"><text:span text:style-name="T1"/></text:p>
      <text:p text:style-name="P14"><text:span text:style-name="T1">On the Southern edge of the domain the first radius of deformation is close to 20-km. To nuance our words we are now saying « first Rossby deformation radius has trouble exceeding 10-km over most of the region »</text:span></text:p>
      <text:p text:style-name="P4"><text:span text:style-name="T1"/></text:p>
      <text:p text:style-name="P5"><text:span text:style-name="T1">5. Line 97: From Figure 2, the vertical grid does not look to be particularly bottom intensified?</text:span></text:p>
      <text:p text:style-name="P5"><text:span text:style-name="T1"/></text:p>
      <text:p text:style-name="P8"><text:span text:style-name="T1"/></text:p>
      <text:p text:style-name="P6"><text:span text:style-name="T1">6. Figure 3: It is not easy to see all the details in this figure – although I do not have specific suggestions for improvement.</text:span></text:p>
      <text:p text:style-name="P6"><text:span text:style-name="T1"/></text:p>
      <text:p text:style-name="P6"><text:span text:style-name="T1">7. Line 156-157: As noted above, Wang et al. find an important role for what they call “mean flow advection” for driving the Lavender recirculation along the slope around the Labrador Sea.</text:span></text:p>
      <text:p text:style-name="P6"><text:span text:style-name="T1"/></text:p>
      <text:p text:style-name="P12"><text:span text:style-name="T1">In addition to </text:span></text:p>
      <text:p text:style-name="P6"><text:span text:style-name="T1"/></text:p>
      <text:p text:style-name="P6"><text:span text:style-name="T1">8. Paragraph beginning on line 165: Could refer to Brandt et al. (2004, JGR).</text:span></text:p>
      <text:p text:style-name="P6"><text:span text:style-name="T1"/></text:p>
      <text:p text:style-name="P14"><text:span text:style-name="T1">Thank you for suggesting Brandt et al. (2004), </text:span><text:span text:style-name="T3">t</text:span><text:span text:style-name="T1">he reference was added.</text:span></text:p>
      <text:p text:style-name="P6"><text:span text:style-name="T1"/></text:p>
      <text:p text:style-name="P4"><text:span text:style-name="T1">9. Line 175: How is EAPE defined? This should be given somewhere.</text:span></text:p>
      <text:p text:style-name="P4"><text:span text:style-name="T1"/></text:p>
      <text:p text:style-name="P14"><text:span text:style-name="T1">The definition of EAPE is now define with equation (1) :</text:span></text:p>
      <text:p text:style-name="P15"><text:span text:style-name="T1">EAPE = </text:span><text:span text:style-name="T1"><draw:frame draw:style-name="fr1" draw:name="Objet1" text:anchor-type="as-char" svg:y="-0.619cm" svg:width="2.083cm" svg:height="1.062cm" draw:z-index="0"><draw:object xlink:href="./Object 1" xlink:type="simple" xlink:show="embed" xlink:actuate="onLoad"/><draw:image xlink:href="./ObjectReplacements/Object 1" xlink:type="simple" xlink:show="embed" xlink:actuate="onLoad"/></draw:frame></text:span></text:p>
      <text:p text:style-name="P16"><text:span text:style-name="T1">Where z' is the vertical isopycnal displacement,</text:span><text:span text:style-name="T7">ρ’</text:span><text:span text:style-name="T1"> <text:s/>the density anomaly associated with this displacement and </text:span><text:span text:style-name="T1"><draw:frame draw:style-name="fr1" draw:name="Objet2" text:anchor-type="as-char" svg:y="-0.377cm" svg:width="0.656cm" svg:height="0.487cm" draw:z-index="1"><draw:object xlink:href="./Object 2" xlink:type="simple" xlink:show="embed" xlink:actuate="onLoad"/><draw:image xlink:href="./ObjectReplacements/Object 2" xlink:type="simple" xlink:show="embed" xlink:actuate="onLoad"/></draw:frame></text:span><text:span text:style-name="T1"> is the time average.</text:span></text:p>
      <text:p text:style-name="P16"><text:span text:style-name="T1">Also precisions on the EAPE version of Roullet et al. (2014) where added.</text:span></text:p>
      <text:p text:style-name="P4"><text:span text:style-name="T1"/></text:p>
      <text:p text:style-name="P6"><text:span text:style-name="T1">10. Line 186 and equation (1): Should mention that this is the vorticity equation for the vertically integrated flow. There is also an equivalent vorticity equation for the vertically averaged flow.</text:span></text:p>
      <text:p text:style-name="P6"><text:span text:style-name="T1"/></text:p>
      <text:p text:style-name="P17"><text:span text:style-name="T1">The sentence is mentioning that momentum equations are vertically integrated before doing a cross product</text:span></text:p>
      <text:p text:style-name="P6"><text:span text:style-name="T1"/></text:p>
      <text:p text:style-name="P6"><text:soft-page-break/><text:span text:style-name="T1">11. Lines 205-206: Do the acronyms for these different models get defined somewhere?</text:span></text:p>
      <text:p text:style-name="P6"><text:span text:style-name="T1"/></text:p>
      <text:p text:style-name="P17"><text:span text:style-name="T1">Acronyms are now defined along with references to previous studies usng thses models.</text:span></text:p>
      <text:p text:style-name="P6"><text:span text:style-name="T1"/></text:p>
      <text:p text:style-name="P4"><text:span text:style-name="T1">12. Line 218: ...also the subpolar North Atlantic, as noted above (point 3).</text:span></text:p>
      <text:p text:style-name="P4"><text:span text:style-name="T1"/></text:p>
      <text:p text:style-name="P4"><text:span text:style-name="T1"/></text:p>
      <text:p text:style-name="P4"><text:span text:style-name="T1"/></text:p>
      <text:p text:style-name="P4"><text:span text:style-name="T1">13. Line 221: I would not say the “advection of vorticity” when you are referring to the nonlinear term. It is easy to confuse with the “advection of planetary vorticity”.</text:span></text:p>
      <text:p text:style-name="P4"><text:span text:style-name="T1"/></text:p>
      <text:p text:style-name="P17"><text:span text:style-name="T1">In order to avoid confusion « advection of vorticity » was changed by « nonlinear term »</text:span></text:p>
      <text:p text:style-name="P4"><text:span text:style-name="T1"/></text:p>
      <text:p text:style-name="P4"><text:span text:style-name="T1">14. Line 280: Should “over” be replaced by “within”? Actually, the integral of this term should be very close to zero by construction.</text:span></text:p>
      <text:p text:style-name="P4"><text:span text:style-name="T1"/></text:p>
      <text:p text:style-name="P17"><text:span text:style-name="T4">« Over » was replaced by « within ». </text:span><text:span text:style-name="T1">Because of model discretisation the </text:span><text:span text:style-name="T4">integral in not exactly zero but very close</text:span></text:p>
      <text:p text:style-name="P4"><text:span text:style-name="T1"/></text:p>
      <text:p text:style-name="P4"><text:span text:style-name="T1">15. Line 294: My only objection here is that the Csanady paper uses dynamics linearized about a state of rest which means that the NL term plays no role, as could, perhaps, be made clearer. However, the comparison with the arrested topographic wave is certainly illuminating.</text:span></text:p>
      <text:p text:style-name="P4"><text:span text:style-name="T1"/></text:p>
      <text:p text:style-name="P18"><text:span text:style-name="T1">Reference to Csanady (1997) talking about JEBAR effect on the shelf was added. The NL term is only important along Greenland shelf and is related to eddy-barotropic component suggesting eddy interaction between the shelf and the open ocean. On the Canadian shelf the NL term is small and is barely contributing to the dynamics, thus the uses of linearized dynamics seems valid there.</text:span></text:p>
      <text:p text:style-name="P19"><text:span text:style-name="T10">P</text:span>part with the change of coordinates has been removed.</text:p>
      <text:p text:style-name="P19"><text:span text:style-name="T1"/></text:p>
      <text:p text:style-name="P4"><text:span text:style-name="T1">16. Figure 12: The dashed lines show isopycnal surfaces but which density is this? From the labelling, it must be a potential density of some kind. Please make clear.</text:span></text:p>
      <text:p text:style-name="P4"><text:span text:style-name="T1"/></text:p>
      <text:p text:style-name="P18"><text:span text:style-name="T1">Indeed, we are talking about potential density. Precision was added in the caption.</text:span></text:p>
      <text:p text:style-name="P4"><text:soft-page-break/><text:span text:style-name="T1"/></text:p>
      <text:p text:style-name="P2"><text:span text:style-name="T6"/></text:p>
      <text:p text:style-name="P2">Typos and language issues<text:span text:style-name="T1"> :</text:span></text:p>
      <text:p text:style-name="P2"><text:span text:style-name="T1"/></text:p>
      <text:p text:style-name="P2"><text:span text:style-name="T1">All the typos and language issues were corrected.</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9:20:50.004581828</meta:creation-date>
    <dc:date>2020-02-13T14:34:18.327001634</dc:date>
    <meta:editing-duration>PT29M54S</meta:editing-duration>
    <meta:editing-cycles>7</meta:editing-cycles>
    <meta:generator>LibreOffice/5.1.6.2$Linux_X86_64 LibreOffice_project/10m0$Build-2</meta:generator>
    <meta:document-statistic meta:table-count="0" meta:image-count="0" meta:object-count="2" meta:page-count="4" meta:paragraph-count="42" meta:word-count="859" meta:character-count="5022" meta:non-whitespace-character-count="4195"/>
  </office:meta>
</office:document-meta>
</file>

<file path=Object 1/content.xml><?xml version="1.0" encoding="utf-8"?>
<math xmlns="http://www.w3.org/1998/Math/MathML" display="block">
  <semantics>
    <mrow>
      <mfrac>
        <mrow>
          <mo stretchy="false">−</mo>
          <mi>g</mi>
        </mrow>
        <mrow>
          <mn>2</mn>
          <msub>
            <mi mathvariant="normal">ρ</mi>
            <mn>0</mn>
          </msub>
        </mrow>
      </mfrac>
      <mrow>
        <mo fence="true" stretchy="false">⟨</mo>
        <mrow>
          <mrow>
            <mi>z</mi>
            <mi>'</mi>
            <mi mathvariant="normal">ρ</mi>
            <mi>'</mi>
          </mrow>
        </mrow>
        <mo fence="true" stretchy="false">⟩</mo>
      </mrow>
    </mrow>
    <annotation encoding="StarMath 5.0">- {g}over{2 %rho_{0}} langle z'%rho' rangle  </annotation>
  </semantics>
</math>
</file>

<file path=Object 2/content.xml><?xml version="1.0" encoding="utf-8"?>
<math xmlns="http://www.w3.org/1998/Math/MathML" display="block">
  <semantics>
    <mrow>
      <mo fence="true" stretchy="false">⟨</mo>
      <mrow>
        <mn>.</mn>
      </mrow>
      <mo fence="true" stretchy="false">⟩</mo>
    </mrow>
    <annotation encoding="StarMath 5.0">langle . rangle </annotation>
  </semantics>
</math>
</file>